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2000004EABD8C4936.png"/>
  <manifest:file-entry manifest:media-type="image/png" manifest:full-path="Pictures/100000000000036600000538D4C4B6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7.206cm" draw:z-index="0"><draw:image xlink:href="Pictures/1000000000000312000004EABD8C4936.png" xlink:type="simple" xlink:show="embed" xlink:actuate="onLoad"/></draw:frame></text:p>
      <text:p text:style-name="P1"><draw:frame draw:style-name="fr1" draw:name="graphics2" text:anchor-type="paragraph" svg:width="16.999cm" svg:height="26.102cm" draw:z-index="1"><draw:image xlink:href="Pictures/100000000000036600000538D4C4B6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10-03-05T14:54:55.66</meta:creation-date>
    <meta:document-statistic meta:table-count="0" meta:image-count="2" meta:object-count="0" meta:page-count="2" meta:paragraph-count="0" meta:word-count="0" meta:character-count="0"/>
    <dc:date>2010-03-05T14:55:58.24</dc:date>
    <dc:creator>abm </dc:creator>
    <meta:editing-duration>PT00H01M02S</meta:editing-duration>
    <meta:editing-cycles>1</meta:editing-cycles>
    <meta:generator>OpenOffice.org/3.1$Win32 OpenOffice.org_project/310m11$Build-9399</meta:generator>
  </office:meta>
</office:document-meta>
</file>